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ce style:name="StarSymbol" svg:font-family="StarSymbol"/>
    <style:font-face style:name="Tahoma1" svg:font-family="Tahoma"/>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text-properties style:font-name="Times New Roman3"/>
    </style:style>
    <style:style style:name="P8" style:family="paragraph" style:parent-style-name="statusenglish">
      <style:paragraph-properties fo:background-color="#ffffff" text:number-lines="false" text:line-number="0">
        <style:background-image/>
      </style:paragraph-properties>
    </style:style>
    <style:style style:name="P9" style:family="paragraph" style:parent-style-name="graphic">
      <style:paragraph-properties fo:break-before="page" text:number-lines="false" text:line-number="0"/>
    </style:style>
    <style:style style:name="P10" style:family="paragraph" style:parent-style-name="paragraph_5f_insert">
      <style:paragraph-properties fo:break-before="page"/>
    </style:style>
    <style:style style:name="P11" style:family="paragraph" style:parent-style-name="actsreferredto">
      <style:paragraph-properties fo:break-before="page"/>
    </style:style>
    <style:style style:name="P12" style:family="paragraph" style:parent-style-name="shorttitleenglish">
      <style:paragraph-properties text:number-lines="true" text:line-number="0"/>
    </style:style>
    <style:style style:name="P13" style:family="paragraph" style:parent-style-name="centered">
      <style:paragraph-properties text:number-lines="false" text:line-number="0"/>
      <style:text-properties style:font-name="Times New Roman2" style:font-name-asian="Times New Roman2" style:font-name-complex="Times New Roman2"/>
    </style:style>
    <style:style style:name="P14" style:family="paragraph" style:parent-style-name="centered">
      <style:paragraph-properties text:number-lines="false" text:line-number="0"/>
      <style:text-properties style:font-name="Times New Roman2" fo:font-style="italic" style:font-name-asian="Times New Roman2" style:font-style-asian="italic" style:font-name-complex="Times New Roman2" style:font-style-complex="italic"/>
    </style:style>
    <style:style style:name="P15" style:family="paragraph" style:parent-style-name="Standard">
      <style:paragraph-properties text:number-lines="false" text:line-number="0"/>
    </style:style>
    <style:style style:name="P16" style:family="paragraph" style:parent-style-name="Standard">
      <style:paragraph-properties text:number-lines="false" text:line-number="0"/>
      <style:text-properties style:font-name="Times New Roman2" style:font-name-asian="Times New Roman2" style:font-name-complex="Times New Roman2"/>
    </style:style>
    <style:style style:name="P17" style:family="paragraph" style:parent-style-name="bill">
      <style:paragraph-properties text:number-lines="false" text:line-number="0"/>
    </style:style>
    <style:style style:name="P18" style:family="paragraph" style:parent-style-name="shorttitlebackpage">
      <style:paragraph-properties text:number-lines="false" text:line-number="0"/>
    </style:style>
    <style:style style:name="P19" style:family="paragraph" style:parent-style-name="hr2">
      <style:paragraph-properties text:number-lines="false" text:line-number="0"/>
    </style:style>
    <style:style style:name="P20" style:family="paragraph" style:parent-style-name="hr2">
      <style:paragraph-properties text:number-lines="false" text:line-number="0"/>
      <style:text-properties style:font-name="Times New Roman3"/>
    </style:style>
    <style:style style:name="P21" style:family="paragraph" style:parent-style-name="hr2">
      <style:paragraph-properties text:number-lines="false" text:line-number="0"/>
      <style:text-properties style:font-name="Times New Roman2" style:font-name-asian="Times New Roman2" style:font-name-complex="Times New Roman2"/>
    </style:style>
    <style:style style:name="P22" style:family="paragraph" style:parent-style-name="asinitiated">
      <style:paragraph-properties text:number-lines="false" text:line-number="0"/>
    </style:style>
    <style:style style:name="P23" style:family="paragraph" style:parent-style-name="arrangementofsections">
      <style:paragraph-properties fo:text-align="start" style:justify-single-word="false"/>
    </style:style>
    <style:style style:name="P24" style:family="paragraph" style:parent-style-name="backpageprovision_5f_no_5f_line_5f_numbering">
      <style:paragraph-properties fo:margin-top="0.199cm" fo:margin-bottom="1.15cm"/>
    </style:style>
    <style:style style:name="P25" style:family="paragraph" style:parent-style-name="actreferredto">
      <style:paragraph-properties>
        <style:tab-stops/>
      </style:paragraph-properties>
    </style:style>
    <style:style style:name="P26" style:family="paragraph" style:parent-style-name="Standard" style:master-page-name="frontcover">
      <style:paragraph-properties style:page-number="1"/>
    </style:style>
    <style:style style:name="P27"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style:font-name="Times New Roman3"/>
    </style:style>
    <style:style style:name="T4" style:family="text">
      <style:text-properties style:font-name="Times New Roman3" fo:font-style="italic" fo:font-weight="normal" style:font-style-asian="italic" style:font-weight-asian="normal" style:font-style-complex="italic" style:font-weight-complex="normal"/>
    </style:style>
    <style:style style:name="T5" style:family="text">
      <style:text-properties style:font-name="Times New Roman3" style:font-name-asian="Times New Roman2" style:font-name-complex="Times New Roman2"/>
    </style:style>
    <style:style style:name="T6" style:family="text">
      <style:text-properties style:font-name="Times New Roman2"/>
    </style:style>
    <style:style style:name="T7" style:family="text">
      <style:text-properties style:font-name="Times New Roman2" style:font-name-asian="Times New Roman2" style:font-name-complex="Times New Roman2"/>
    </style:style>
    <style:style style:name="T8" style:family="text">
      <style:text-properties fo:font-style="italic" style:font-style-asian="italic" style:font-style-complex="italic"/>
    </style:style>
    <style:style style:name="T9"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25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BILLE AN BHAINC CEANNAIS (MAOIRSIÚ AGUS FORFHEIDHMIÚ) (LEASÚ), 2016" text:name="GA_shorttitle"/>
        <text:user-field-decl office:value-type="string" office:string-value="Central Bank (Supervision and Enforcement) (Amendment)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amend sections 49 and 51 of the Central Bank (Supervision and Enforcement) Act 2013 to ensure the powers exercised by the Central Bank of Ireland to make regulations, conferred by the Central Bank (Supervision and Enforcement) Act 2013 are fit for purpose, and to provide for related matters." text:name="EN_longtitle"/>
        <text:user-field-decl office:value-type="string" office:string-value="GA_shorttitle_caps" text:name="GA_shorttitle_caps"/>
      </text:user-field-decls>
      <text:p text:style-name="P26"/>
      <text:p text:style-name="Standard"/>
      <text:p text:style-name="graphic_5f_frontpage"/>
      <text:p text:style-name="hr"/>
      <text:p text:style-name="shorttitleirish_5f_frontpage"><text:span text:style-name="bold_5f_noitalic_5f_nounderline"><text:span text:style-name="T3">Bille an Bhainc Ceannais (Maoirsiú agus Forfheidhmiú) (Leasú), 2016</text:span></text:span></text:p>
      <text:p text:style-name="shorttitleenglish_5f_frontpage"><text:span text:style-name="bold_5f_noitalic_5f_nounderline"><text:span text:style-name="T3">Central Bank (Supervision and Enforcement) (Amendment) Bill 2016</text:span></text:span></text:p>
      <text:p text:style-name="P7"/>
      <text:p text:style-name="asinitiated"><text:span text:style-name="bold_5f_noitalic_5f_nounderline"><text:span text:style-name="T4">Mar a tionscnaíodh</text:span></text:span></text:p>
      <text:p text:style-name="asinitiated"><text:span text:style-name="bold_5f_noitalic_5f_nounderline"><text:span text:style-name="T4">As initiated</text:span></text:span></text:p>
      <text:p text:style-name="hr"/>
      <text:p text:style-name="P27"/>
      <text:p text:style-name="hr"/>
      <text:p text:style-name="shorttitleirish"><text:user-field-get text:name="GA_shorttitle">BILLE AN BHAINC CEANNAIS (MAOIRSIÚ AGUS FORFHEIDHMIÚ) (LEASÚ), 2016</text:user-field-get></text:p>
      <text:p text:style-name="shorttitleenglish"><text:span text:style-name="bold_5f_noitalic_5f_nounderline"><text:span text:style-name="T2"><text:user-field-get text:name="EN_shorttitle">Central Bank (Supervision and Enforcement) (Amendment) Bill 2016</text:user-field-get></text:span></text:span><text:span text:style-name="bold_5f_noitalic_5f_nounderline"><text:span text:style-name="T2"> </text:span></text:span></text:p>
      <text:p text:style-name="hr"/>
      <text:p text:style-name="P6"><text:span text:style-name="nobold_5f_italic_5f_nounderline"><text:user-field-get text:name="GA_DOC_STAGE">Mar a tionscnaíodh</text:user-field-get></text:span><text:span text:style-name="nobold_5f_italic_5f_nounderline"> </text:span></text:p>
      <text:p text:style-name="P8"><text:span text:style-name="nobold_5f_italic_5f_nounderline"><text:user-field-get text:name="EN_DOC_STAGE">As initiated</text:user-field-get></text:span><text:span text:style-name="nobold_5f_italic_5f_nounderline"> </text:span></text:p>
      <text:p text:style-name="hr"/>
      <text:p text:style-name="arrangementofsections">CONTENTS</text:p>
      <text:p text:style-name="arrangementofsections"/>
      <text:p text:style-name="P23">Section</text:p>
      <text:p text:style-name="tocsectionnumber">1. <text:s/><text:bookmark-ref text:reference-format="text" text:ref-name="toc_book_1">Amendment of section 49 of Central Bank (Supervision and Enforcement) Act 2013</text:bookmark-ref></text:p>
      <text:p text:style-name="tocsectionnumber">2. <text:s/><text:bookmark-ref text:reference-format="text" text:ref-name="toc_book_2">Amendment of section 51 of Central Bank (Supervision and Enforcement) Act 2013</text:bookmark-ref></text:p>
      <text:p text:style-name="tocsectionnumber">3. <text:s/><text:bookmark-ref text:reference-format="text" text:ref-name="toc_book_3">Short title</text:bookmark-ref></text:p>
      <text:p text:style-name="tocsectionnumber"/>
      <text:alphabetical-index text:style-name="Sect1" text:protected="true" text:name="Alphabetical Index1">
        <text:alphabetical-index-source text:sort-algorithm="alphanumeric" fo:language="en" fo:country="IE">
          <text:index-title-template text:style-name="actsreferredto">Act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1">Act Referred to</text:p>
          </text:index-title>
          <text:p text:style-name="P25">Central Bank (Supervision and Enforcement) Act 2013 (No. 26)</text:p>
        </text:index-body>
      </text:alphabetical-index>
      <text:p text:style-name="Standard"/>
      <text:p text:style-name="P9"/>
      <text:p text:style-name="hr"/>
      <text:p text:style-name="shorttitleirish"><text:hidden-text text:condition="ooow:" text:string-value="P3:L1" text:is-hidden="true"/><text:user-field-get text:name="GA_shorttitle">BILLE AN BHAINC CEANNAIS (MAOIRSIÚ AGUS FORFHEIDHMIÚ) (LEASÚ), 2016</text:user-field-get></text:p>
      <text:p text:style-name="P12"><text:hidden-text text:condition="ooow:" text:string-value="P3:L2" text:is-hidden="true"/><text:span text:style-name="bold_5f_noitalic_5f_nounderline"><text:span text:style-name="T2"><text:user-field-get text:name="EN_shorttitle">Central Bank (Supervision and Enforcement) (Amendment) Bill 2016</text:user-field-get></text:span></text:span><text:span text:style-name="bold_5f_noitalic_5f_nounderline"><text:span text:style-name="T2"><text:hidden-text text:condition="ooow:" text:string-value="P3:L3" text:is-hidden="true"/></text:span></text:span><text:span text:style-name="bold_5f_noitalic_5f_nounderline"><text:span text:style-name="T2"> </text:span></text:span></text:p>
      <text:p text:style-name="hr"/>
      <text:p text:style-name="bill"><text:hidden-text text:condition="ooow:" text:string-value="P3:L4" text:is-hidden="true"/><text:user-field-get text:name="STATUS">Bill</text:user-field-get></text:p>
      <text:p text:style-name="entitled"><text:hidden-text text:condition="ooow:" text:string-value="P3:L5" text:is-hidden="true"/>entitled</text:p>
      <text:p text:style-name="longtitle"><text:hidden-text text:condition="ooow:" text:string-value="P3:L6" text:is-hidden="true"/>An Act to amend sections 49 and 51 of the <text:alphabetical-index-mark text:string-value="Central Bank (Supervision and Enforcement) Act 2013 (No. 26)"/><text:a xlink:type="simple" xlink:href="http://www.irishstatutebook.ie/2013/en/act/pub/0026/index.html">Central Bank (Supervision and Enforcement) Act 2013</text:a> to ensure the powers exercised by the Central Bank of Ireland to make <text:hidden-text text:condition="ooow:" text:string-value="P3:L8" text:is-hidden="true"/>regulations, conferred by the <text:alphabetical-index-mark text:string-value="Central Bank (Supervision and Enforcement) Act 2013 (No. 26)"/><text:a xlink:type="simple" xlink:href="http://www.irishstatutebook.ie/2013/en/act/pub/0026/index.html">Central Bank (Supervision and Enforcement) Act 2013</text:a> are <text:hidden-text text:condition="ooow:" text:string-value="P3:L9" text:is-hidden="true"/>fit for purpose; and to provide for related matters.</text:p>
      <text:p text:style-name="enacted"><text:hidden-text text:condition="ooow:" text:string-value="P3:L10" text:is-hidden="true"/>Be it enacted by the Oireachtas as follows:</text:p>
      <text:p text:style-name="shouldernote"><text:bookmark-start text:name="toc_book_1"/><text:hidden-text text:condition="ooow:" text:string-value="P3:L14" text:is-hidden="true"/>Amendment of section 49 of Central Bank (Supervision and Enforcement) Act 2013<text:bookmark-end text:name="toc_book_1"/></text:p>
      <text:p text:style-name="section"><text:hidden-text text:condition="ooow:" text:string-value="P3:L15" text:is-hidden="true"/><text:reference-mark-start text:name="sectionnumber_2"/><text:span text:style-name="T2"><text:sequence text:ref-name="refsectionnumber0" text:name="sectionnumber" text:formula="ooow:sectionnumber+1" style:num-format="1">1</text:sequence></text:span><text:reference-mark-end text:name="sectionnumber_2"/><text:span text:style-name="T2">.</text:span><text:tab/>Section 49 of the <text:alphabetical-index-mark text:string-value="Central Bank (Supervision and Enforcement) Act 2013 (No. 26)"/><text:a xlink:type="simple" xlink:href="http://www.irishstatutebook.ie/2013/en/act/pub/0026/index.html">Central Bank (Supervision and Enforcement) Act 2013</text:a> is amended in subsection (1)⁠—</text:p>
      <text:p text:style-name="paragraph"><text:tab/><text:reference-mark-start text:name="paragraphnumber_1"/>(<text:sequence text:ref-name="refparagraphnumber0" text:name="paragraphnumber" text:formula="ooow:1" style:num-format="a">a</text:sequence>)<text:reference-mark-end text:name="paragraphnumber_1"/><text:tab/>in paragraph (a) by <text:hidden-text text:condition="ooow:" text:string-value="P3:L16" text:is-hidden="true"/>the insertion of the following:</text:p>
      <text:p text:style-name="subparagraph_5f_insert"><text:hidden-text text:condition="ooow:" text:string-value="P3:L17" text:is-hidden="true"/><text:tab/>“(i)<text:tab/>The Minister, following receipt of the draft proposed <text:hidden-text text:condition="ooow:" text:string-value="P3:L18" text:is-hidden="true"/>regulations, shall respond to the Governor in writing on his and <text:hidden-text text:condition="ooow:" text:string-value="P3:L19" text:is-hidden="true"/>his Departments views on the draft proposed regulations, to <text:hidden-text text:condition="ooow:" text:string-value="P3:L20" text:is-hidden="true"/>ensure they are fit for purpose, and are responsive to the current <text:hidden-text text:condition="ooow:" text:string-value="P3:L21" text:is-hidden="true"/>economic environment. The Minister may offer amendments to <text:hidden-text text:condition="ooow:" text:string-value="P3:L22" text:is-hidden="true"/>the draft proposed regulations.</text:p>
      <text:p text:style-name="subparagraph_5f_insert"><text:hidden-text text:condition="ooow:" text:string-value="P3:L23" text:is-hidden="true"/><text:tab/>(ii)<text:tab/>The Governor shall not proceed with the draft proposed <text:hidden-text text:condition="ooow:" text:string-value="P3:L24" text:is-hidden="true"/>regulations before the written views and proposed amendments <text:hidden-text text:condition="ooow:" text:string-value="P3:L25" text:is-hidden="true"/>of the Minister are received, considered and responded to, in <text:hidden-text text:condition="ooow:" text:string-value="P3:L26" text:is-hidden="true"/>detail.”,</text:p>
      <text:p text:style-name="paragraph"><text:tab/><text:reference-mark-start text:name="paragraphnumber_2"/>(<text:sequence text:ref-name="refparagraphnumber1" text:name="paragraphnumber" text:formula="ooow:paragraphnumber+1" style:num-format="a">b</text:sequence>)<text:reference-mark-end text:name="paragraphnumber_2"/><text:tab/>by the insertion of the following paragraph:</text:p>
      <text:p text:style-name="paragraph_5f_insert"><text:hidden-text text:condition="ooow:" text:string-value="P3:L27" text:is-hidden="true"/><text:tab/>“(d)<text:tab/>shall consult with the relevant Joint Committee of the Houses of the <text:hidden-text text:condition="ooow:" text:string-value="P3:L28" text:is-hidden="true"/>Oireachtas, and for that purpose shall provide to the Joint Committee a <text:hidden-text text:condition="ooow:" text:string-value="P3:L29" text:is-hidden="true"/>draft of the proposed regulations⁠—</text:p>
      <text:p text:style-name="subparagraph_5f_insert"><text:hidden-text text:condition="ooow:" text:string-value="P3:L30" text:is-hidden="true"/><text:tab/>(i)<text:tab/>the Joint Committee, following receipt of the draft proposed <text:hidden-text text:condition="ooow:" text:string-value="P3:L31" text:is-hidden="true"/>regulations, shall respond to the Governor in writing on the <text:hidden-text text:condition="ooow:" text:string-value="P3:L32" text:is-hidden="true"/>Committees views on the draft proposed regulations, to ensure <text:hidden-text text:condition="ooow:" text:string-value="P3:L33" text:is-hidden="true"/>they are fit for purpose, and are responsive to the current <text:hidden-text text:condition="ooow:" text:string-value="P4:L1" text:is-hidden="true"/>economic environment. The Joint Committee may offer <text:soft-page-break/><text:hidden-text text:condition="ooow:" text:string-value="P4:L2" text:is-hidden="true"/>amendments to the draft proposed regulations,</text:p>
      <text:p text:style-name="subparagraph_5f_insert"><text:hidden-text text:condition="ooow:" text:string-value="P4:L3" text:is-hidden="true"/><text:tab/>(ii)<text:tab/>the Governor shall not proceed with the draft proposed <text:hidden-text text:condition="ooow:" text:string-value="P4:L4" text:is-hidden="true"/>regulations before the written views and proposed amendments <text:hidden-text text:condition="ooow:" text:string-value="P4:L5" text:is-hidden="true"/>of the Joint Committee are received, considered and responded <text:hidden-text text:condition="ooow:" text:string-value="P4:L6" text:is-hidden="true"/>to in detail,</text:p>
      <text:p text:style-name="subparagraph_5f_insert"><text:hidden-text text:condition="ooow:" text:string-value="P4:L7" text:is-hidden="true"/><text:tab/>(iii)<text:tab/>the Joint Committee may, at its own discretion, waive its right <text:hidden-text text:condition="ooow:" text:string-value="P4:L8" text:is-hidden="true"/>to provide its views and proposed amendments to the Governor <text:hidden-text text:condition="ooow:" text:string-value="P4:L9" text:is-hidden="true"/>via written communication.”.</text:p>
      <text:p text:style-name="shouldernote"><text:bookmark-start text:name="toc_book_2"/><text:hidden-text text:condition="ooow:" text:string-value="P4:L10" text:is-hidden="true"/>Amendment of section 51 of Central Bank (Supervision and Enforcement) Act 2013<text:bookmark-end text:name="toc_book_2"/></text:p>
      <text:p text:style-name="section"><text:hidden-text text:condition="ooow:" text:string-value="P4:L11" text:is-hidden="true"/><text:reference-mark-start text:name="sectionnumber_3"/><text:span text:style-name="T2"><text:sequence text:ref-name="refsectionnumber1" text:name="sectionnumber" text:formula="ooow:sectionnumber+1" style:num-format="1">2</text:sequence></text:span><text:reference-mark-end text:name="sectionnumber_3"/><text:span text:style-name="T2">.</text:span><text:tab/>Section 51 of the <text:alphabetical-index-mark text:string-value="Central Bank (Supervision and Enforcement) Act 2013 (No. 26)"/><text:a xlink:type="simple" xlink:href="http://www.irishstatutebook.ie/2013/en/act/pub/0026/index.html">Central Bank (Supervision and Enforcement) Act 2013</text:a> is amended by <text:hidden-text text:condition="ooow:" text:string-value="P4:L12" text:is-hidden="true"/>the insertion of the following subsection:</text:p>
      <text:p text:style-name="subsection_5f_insert"><text:hidden-text text:condition="ooow:" text:string-value="P4:L13" text:is-hidden="true"/><text:tab/>“(3)<text:tab/>All written communications between the Minister, Joint <text:hidden-text text:condition="ooow:" text:string-value="P4:L14" text:is-hidden="true"/>Committee, and the Houses of the Oireachtas, with regard to the <text:hidden-text text:condition="ooow:" text:string-value="P4:L15" text:is-hidden="true"/>draft proposed regulations shall be carried out in a reasonable <text:hidden-text text:condition="ooow:" text:string-value="P4:L16" text:is-hidden="true"/>timeframe, and shall be laid before each House of the Oireachtas <text:hidden-text text:condition="ooow:" text:string-value="P4:L17" text:is-hidden="true"/>shortly thereafter.”.</text:p>
      <text:p text:style-name="shouldernote"><text:bookmark-start text:name="toc_book_3"/><text:hidden-text text:condition="ooow:" text:string-value="P3:L11" text:is-hidden="true"/>Short title<text:bookmark-end text:name="toc_book_3"/></text:p>
      <text:p text:style-name="section"><text:hidden-text text:condition="ooow:" text:string-value="P3:L12" text:is-hidden="true"/><text:reference-mark-start text:name="sectionnumber_1"/><text:span text:style-name="T2"><text:sequence text:ref-name="refsectionnumber2" text:name="sectionnumber" text:formula="ooow:sectionnumber+1" style:num-format="1">3</text:sequence></text:span><text:reference-mark-end text:name="sectionnumber_1"/><text:span text:style-name="T2">.</text:span><text:tab/>This Act may be cited as the Central Bank (Supervision and Enforcement) (Amendment) <text:hidden-text text:condition="ooow:" text:string-value="P3:L13" text:is-hidden="true"/>Act 2016.</text:p>
      <text:p text:style-name="P10"/>
      <table:table table:name="Table1" table:style-name="Table1">
        <table:table-column table:style-name="Table1.A"/>
        <table:table-column table:style-name="Table1.B"/>
        <table:table-row>
          <table:table-cell table:style-name="Table1.A1" office:value-type="string">
            <text:p text:style-name="P18">Bille an Bhainc Ceannais (Maoirsiú agus Forfheidhmiú) (Leasú), 2016</text:p>
            <text:p text:style-name="P15"><text:span text:style-name="bold_5f_noitalic_5f_nounderline"><text:span text:style-name="T3"/></text:span></text:p>
            <text:p text:style-name="P20"><text:s text:c="23"/></text:p>
            <text:p text:style-name="P17">BILLE</text:p>
            <text:p text:style-name="P22">(mar a tionscnaíodh)</text:p>
            <text:p text:style-name="P22">d<text:span text:style-name="T6">á ngairtear</text:span></text:p>
            <text:p text:style-name="P15"/>
            <text:p text:style-name="backpageprovision_5f_no_5f_line_5f_numbering"><text:span text:style-name="T7">Acht do leasú ailt 49 agus 51 d’Acht an Bhainc Ceannais (Maoirsiú agus Forfheidhmiú), 2013, chun a chinntiú go bhfuil na cumhachtaí chun rialacháin a dhéanamh, is cumhachtaí a fheidhmíonn Banc Ceannais na hÉireann agus a thugtar le hAcht an Bhainc Ceannais (Maoirsiú agus Forfheidhmiú), 2013, oiriúnach dá gcuspóir; agus do dhéanamh socrú i dtaobh nithe gaolmhara.</text:span><text:span text:style-name="bold_5f_noitalic_5f_nounderline"><text:span text:style-name="T5"><text:line-break/></text:span></text:span></text:p>
            <text:p text:style-name="P20"/>
            <text:p text:style-name="P14">An Teachta Nollaig Mac an Charraig a thug isteach,</text:p>
            <text:p text:style-name="P13">17 <text:span text:style-name="T8">Bealtaine,</text:span> 2016</text:p>
            <text:p text:style-name="P21"/>
            <text:p text:style-name="P16"/>
          </table:table-cell>
          <table:table-cell table:style-name="Table1.B1" office:value-type="string">
            <text:p text:style-name="P18">Central Bank (Supervision and Enforcement) (Amendment) Bill 2016</text:p>
            <text:p text:style-name="P15"><text:span text:style-name="bold_5f_noitalic_5f_nounderline"><text:span text:style-name="T3"/></text:span></text:p>
            <text:p text:style-name="P19"><text:s/></text:p>
            <text:p text:style-name="P17">BILL</text:p>
            <text:p text:style-name="P22">(as initiated)</text:p>
            <text:p text:style-name="P22">entitled</text:p>
            <text:p text:style-name="P15"/>
            <text:p text:style-name="P24">An Act to amend sections 49 and 51 of the Central Bank (Supervision and Enforcement) Act 2013 to ensure the powers exercised by the Central Bank of Ireland to make regulations, conferred by the Central Bank (Supervision and Enforcement) Act 2013 are fit for purpose; and to provide for related matters.<text:span text:style-name="bold_5f_noitalic_5f_nounderline"><text:span text:style-name="T3"><text:line-break/></text:span></text:span></text:p>
            <text:p text:style-name="P19"/>
            <text:p text:style-name="P14">Introduced by Deputy Noel Rock,</text:p>
            <text:p text:style-name="P13">17<text:span text:style-name="T8">th May,</text:span> 2016</text:p>
            <text:p text:style-name="P19"/>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StarSymbol" svg:font-family="StarSymbol"/>
    <style:font-face style:name="Tahoma1" svg:font-family="Tahoma"/>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urier New"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1"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1"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1"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1"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1"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1"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1"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2"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2"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P5"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4">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tab/><text:page-number text:select-page="current">5</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25 of 2016" text:name="Footer"/>
        </text:user-field-decls>
        <text:p text:style-name="P2"><text:span text:style-name="T1"><text:tab/>[</text:span><text:span text:style-name="T1"><text:user-field-get text:name="Footer">No. 25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5</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5</text:page-number></text:p>
      </style:footer>
    </style:master-page>
    <style:master-page style:name="frontcover" style:page-layout-name="pm11" style:next-style-name="First_20_Page">
      <style:footer>
        <text:p text:style-name="P4"/>
        <text:p text:style-name="P4">[No. 25 of 2016]</text:p>
      </style:footer>
    </style:master-page>
    <style:master-page style:name="backcover" style:page-layout-name="pm12"/>
    <style:master-page style:name="spacerpage" style:page-layout-name="pm13" style:next-style-name="contents"/>
    <style:master-page style:name="contents" style:page-layout-name="pm14" style:next-style-name="contents2">
      <style:header>
        <text:p text:style-name="Header"/>
      </style:header>
      <style:footer>
        <text:sequence-decls>
          <text:sequence-decl text:display-outline-level="0" text:name="page_no"/>
        </text:sequence-decls>
        <text:p text:style-name="P5">[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5">[No. BILLNO of YEAR]<text:tab/><text:sequence text:ref-name="refpage_no1" text:name="page_no" text:formula="ooow:page_no+1" style:num-format="1">2</text:sequence><text:tab/>[DD Month, YYY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04T12:39:30</dc:date>
    <meta:print-date>2016-05-10T16:19:47</meta:print-date>
    <meta:editing-cycles>642</meta:editing-cycles>
    <meta:editing-duration>P2DT8H29M49S</meta:editing-duration>
    <meta:user-defined meta:name="Info 1"/>
    <meta:user-defined meta:name="Info 2"/>
    <meta:user-defined meta:name="Info 3"/>
    <meta:user-defined meta:name="Info 4"/>
    <meta:document-statistic meta:table-count="1" meta:image-count="0" meta:object-count="0" meta:page-count="8" meta:paragraph-count="63" meta:word-count="639" meta:character-count="4150"/>
  </office:meta>
</office:document-meta>
</file>